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16_12-28-29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16_17-15-23_000.jpg</text:p>
          </table:table-cell>
          <table:table-cell table:style-name="ce19" office:value-type="string">
            <text:p>:PHOTO 記録 / @自室 / 充電 / for=充電器：空調服用 / occasion=開始</text:p>
          </table:table-cell>
          <table:table-cell table:style-name="ce4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6" table:formula="of:=IF([.E3]=&quot;&quot;;[.C3];CONCATENATE([.C3];&quot; / &quot;;[.E3]))" office:value-type="string" office:string-value=":PHOTO 記録 / @自室 / 充電 / for=充電器：空調服用 / occasion=開始">
            <text:p>:PHOTO 記録 / @自室 / 充電 / for=充電器：空調服用 / occasion=開始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3-16_17-16-06_000.jpg</text:p>
          </table:table-cell>
          <table:table-cell table:style-name="ce19" office:value-type="string">
            <text:p>:PHOTO 記録 / @自室 / 充電：電池：単３ / for=夜用：就寝中の照明用 / occasion=開始</text:p>
          </table:table-cell>
          <table:table-cell table:style-name="ce18"/>
          <table:table-cell table:style-name="ce4"/>
          <table:table-cell table:style-name="ce4" office:value-type="string">
            <text:p>N-35-35-26.486206 E-139-34-48.171386</text:p>
          </table:table-cell>
          <table:table-cell table:style-name="ce36" table:formula="of:=IF([.E4]=&quot;&quot;;[.C4];CONCATENATE([.C4];&quot; / &quot;;[.E4]))" office:value-type="string" office:string-value=":PHOTO 記録 / @自室 / 充電：電池：単３ / for=夜用：就寝中の照明用 / occasion=開始">
            <text:p>:PHOTO 記録 / @自室 / 充電：電池：単３ / for=夜用：就寝中の照明用 / occasion=開始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16_17-17-06_000.jpg</text:p>
          </table:table-cell>
          <table:table-cell table:style-name="ce19" office:value-type="string">
            <text:p>:m RES 1-3*3 / free# JVEMV6 70#_2 / 70. CO2 / w:pyrogallol;decarboxylation;ferrous-carbonate;マイクロ波,topic=~,other=~,think~</text:p>
          </table:table-cell>
          <table:table-cell table:style-name="ce18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5]=&quot;&quot;;[.C5];CONCATENATE([.C5];&quot; / &quot;;[.E5]))" office:value-type="string" office:string-value=":m RES 1-3*3 / free# JVEMV6 70#_2 / 70. CO2 / w:pyrogallol;decarboxylation;ferrous-carbonate;マイクロ波,topic=~,other=~,think~">
            <text:p>:m RES 1-3*3 / free# JVEMV6 70#_2 / 70. CO2 / w:pyrogallol;decarboxylation;ferrous-carbonate;マイクロ波,topic=~,other=~,think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16_19-13-57_000.jpg</text:p>
          </table:table-cell>
          <table:table-cell table:style-name="ce19" office:value-type="string">
            <text:p>:m 東和 PHOTO / 210315m / 豪徳寺駅 / 大東建託㈱　豪徳寺計画 / １名 / ㈱アットライフ（大東建託） / 日誌</text:p>
          </table:table-cell>
          <table:table-cell table:style-name="ce19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6" table:formula="of:=IF([.E6]=&quot;&quot;;[.C6];CONCATENATE([.C6];&quot; / &quot;;[.E6]))" office:value-type="string" office:string-value=":m 東和 PHOTO / 210315m / 豪徳寺駅 / 大東建託㈱　豪徳寺計画 / １名 / ㈱アットライフ（大東建託） / 日誌">
            <text:p>:m 東和 PHOTO / 210315m / 豪徳寺駅 / 大東建託㈱　豪徳寺計画 / １名 / ㈱アットライフ（大東建託） / 日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16_19-14-18_000.jpg</text:p>
          </table:table-cell>
          <table:table-cell table:style-name="ce19" office:value-type="string">
            <text:p>:m :篠笛,shinobue 1*1 / session-memo / s.1:todays-melody,key=D / N+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7]=&quot;&quot;;[.C7];CONCATENATE([.C7];&quot; / &quot;;[.E7]))" office:value-type="string" office:string-value=":m :篠笛,shinobue 1*1 / session-memo / s.1:todays-melody,key=D / N+">
            <text:p>:m :篠笛,shinobue 1*1 / session-memo / s.1:todays-melody,key=D / N+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3-16_21-11-50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3-17_00-49-39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9]=&quot;&quot;;[.C9];CONCATENATE([.C9];&quot; / &quot;;[.E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3-17_00-49-48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16_22-50-39_000.mid</text:p>
          </table:table-cell>
          <table:table-cell table:style-name="ce8" office:value-type="string">
            <text:p>:in-mid / app=perfect-piano / 演奏、play / id-2021-0316-1 / category=melody,inst=shino,for=~,genre=~</text:p>
          </table:table-cell>
          <table:table-cell table:style-name="ce17"/>
          <table:table-cell table:style-name="ce4"/>
          <table:table-cell table:style-name="ce4"/>
          <table:table-cell table:style-name="ce36" table:formula="of:=IF([.E11]=&quot;&quot;;[.C11];CONCATENATE([.C11];&quot; / &quot;;[.E11]))" office:value-type="string" office:string-value=":in-mid / app=perfect-piano / 演奏、play / id-2021-0316-1 / category=melody,inst=shino,for=~,genre=~">
            <text:p>:in-mid / app=perfect-piano / 演奏、play / id-2021-0316-1 / category=melody,inst=shino,for=~,genr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7">2021/03/17</text:date>, <text:time>10:34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17T10:34:21.15</dc:date>
    <dc:creator>iwabuchi ken</dc:creator>
    <meta:editing-duration>P32DT1H9M18S</meta:editing-duration>
    <meta:editing-cycles>11946</meta:editing-cycles>
    <meta:document-statistic meta:table-count="1" meta:cell-count="347" meta:object-count="0"/>
  </office:meta>
</office:document-meta>
</file>